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FileEntityResolver.LocalFile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FileEntityResolver.resolveLocalEntity( String system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alFileEntityResolv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EntityResolver.resolveEntity(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